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80a5" officeooo:paragraph-rsid="001680a5"/>
    </style:style>
    <style:style style:name="P2" style:family="paragraph" style:parent-style-name="Standard">
      <style:text-properties officeooo:paragraph-rsid="001680a5"/>
    </style:style>
    <style:style style:name="P3" style:family="paragraph" style:parent-style-name="Standard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officeooo:rsid="001680a5" officeooo:paragraph-rsid="001680a5" style:font-size-asian="11pt" style:font-style-asian="normal" style:font-weight-asian="bold" style:text-emphasize="none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officeooo:rsid="001680a5" officeooo:paragraph-rsid="001acb5a" style:font-size-asian="11pt" style:font-style-asian="normal" style:font-weight-asian="bold" style:text-emphasize="none"/>
    </style:style>
    <style:style style:name="P5" style:family="paragraph" style:parent-style-name="Standard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officeooo:rsid="001acb5a" officeooo:paragraph-rsid="001acb5a" style:font-size-asian="11pt" style:font-style-asian="normal" style:font-weight-asian="bold" style:text-emphasize="none"/>
    </style:style>
    <style:style style:name="P6" style:family="paragraph" style:parent-style-name="Standard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680a5" officeooo:paragraph-rsid="001680a5" style:font-size-asian="11pt" style:font-style-asian="normal" style:font-weight-asian="normal" style:text-emphasize="none"/>
    </style:style>
    <style:style style:name="P7" style:family="paragraph" style:parent-style-name="Standard">
      <style:text-properties officeooo:rsid="001848f2" officeooo:paragraph-rsid="001680a5"/>
    </style:style>
    <style:style style:name="P8" style:family="paragraph" style:parent-style-name="Standard">
      <style:text-properties officeooo:rsid="001848f2" officeooo:paragraph-rsid="001848f2"/>
    </style:style>
    <style:style style:name="T1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text-emphasize="none"/>
    </style:style>
    <style:style style:name="T2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officeooo:rsid="001680a5" style:font-size-asian="11pt" style:font-style-asian="normal" style:font-weight-asian="bold" style:text-emphasize="none"/>
    </style:style>
    <style:style style:name="T3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officeooo:rsid="00171a8a" style:font-size-asian="11pt" style:font-style-asian="normal" style:font-weight-asian="bold" style:text-emphasize="none"/>
    </style:style>
    <style:style style:name="T4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680a5" style:font-size-asian="11pt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text-position="super 58%" style:font-name="Calibri" fo:font-size="11pt" fo:font-style="normal" fo:text-shadow="none" style:text-underline-style="none" fo:font-weight="bold" officeooo:rsid="001680a5" style:font-size-asian="11pt" style:font-style-asian="normal" style:font-weight-asian="bold" style:text-emphasize="none"/>
    </style:style>
    <style:style style:name="T7" style:family="text">
      <style:text-properties fo:color="#000000" style:text-outline="false" style:text-line-through-style="none" style:text-line-through-type="none" style:text-position="super 58%" style:font-name="Calibri" fo:font-size="11pt" fo:font-style="normal" fo:text-shadow="none" style:text-underline-style="none" fo:font-weight="normal" officeooo:rsid="001680a5" style:font-size-asian="11pt" style:font-style-asian="normal" style:font-weight-asian="normal" style:text-emphasize="none"/>
    </style:style>
    <style:style style:name="T8" style:family="text">
      <style:text-properties officeooo:rsid="001acb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Rules <text:s/>special rules (relationships, tobacco)</text:p>
      <text:p text:style-name="P1"/>
      <text:p text:style-name="P1">BusinessYear</text:p>
      <text:p text:style-name="P1">IssuerID</text:p>
      <text:p text:style-name="P1">ProductID</text:p>
      <text:p text:style-name="P1">StandardComponentID</text:p>
      <text:p text:style-name="P3">EnrolleeContractRateDeterminationRule – how rates are made</text:p>
      <text:p text:style-name="P2"><text:span text:style-name="T2">1</text:span><text:span text:style-name="T6">st</text:span><text:span text:style-name="T2"> one = <text:s/></text:span><text:span text:style-name="T4">There are rates specifically for couples and for families (not just addition of individual rates) <text:s/></text:span><text:span text:style-name="T5">= by the group (family)</text:span></text:p>
      <text:p text:style-name="P2"><text:span text:style-name="T5">2</text:span><text:span text:style-name="T7">nd</text:span><text:span text:style-name="T5"> one= </text:span><text:span text:style-name="T4">A different rate (specifically for parties of two or more)for each enrollee is added </text:span><text:span text:style-name="T5">= every person after first costs more</text:span></text:p>
      <text:p text:style-name="P3">DependentMaximumAgRule = max age allowed 21-31 and Not Applicable</text:p>
      <text:p text:style-name="P3"/>
      <text:p text:style-name="P6"/>
      <text:p text:style-name="P6"/>
      <text:p text:style-name="P6"/>
      <text:p text:style-name="P3">Unnamed: 0</text:p>
      <text:p text:style-name="P3">BusinessYear</text:p>
      <text:p text:style-name="P3">StateCode</text:p>
      <text:p text:style-name="P3">IssuerId</text:p>
      <text:p text:style-name="P3">SourceName -HIOS etc,</text:p>
      <text:p text:style-name="P3">VersionNum</text:p>
      <text:p text:style-name="P3">ImportDate</text:p>
      <text:p text:style-name="P3">IssuerId2</text:p>
      <text:p text:style-name="P3">TIN</text:p>
      <text:p text:style-name="P3">ProductId</text:p>
      <text:p text:style-name="P3">StandardComponentId</text:p>
      <text:p text:style-name="P3">EnrolleeContractRateDeterminationRule – see above</text:p>
      <text:p text:style-name="P3">TwoParentFamilyMaxDependentsRule 1,2, 3 or more</text:p>
      <text:p text:style-name="P3">SingleParentFamilyMaxDependentsRule 1,2, 3 or more</text:p>
      <text:p text:style-name="P3">DependentMaximumAgRule – see above</text:p>
      <text:p text:style-name="P3">ChildrenOnlyContractMaxChildrenRule – how many kids allowed on child only policy 1, 3 or more</text:p>
      <text:p text:style-name="P3">DomesticPartnerAsSpouseIndicator - Yes/No</text:p>
      <text:p text:style-name="P3">SameSexPartnerAsSpouseIndicator _Yes/No</text:p>
      <text:p text:style-name="P3">AgeDeterminationRule – date used to determine age </text:p>
      <text:p text:style-name="P3">MinimumTobaccoFreeMonthsRule Not Applicable, 3,6,blank,12,4,60, 999</text:p>
      <text:p text:style-name="P1"><text:span text:style-name="T1">CohabitationRule – </text:span><text:span text:style-name="T3">29 unique types (make hot table)</text:span></text:p>
      <text:p text:style-name="P3">RowNumber</text:p>
      <text:p text:style-name="P3">MarketCoverage</text:p>
      <text:p text:style-name="P3">DentalOnlyPlan</text:p>
      <text:p text:style-name="P3">DentalOnly</text:p>
      <text:p text:style-name="P1"/>
      <text:p text:style-name="P1"/>
      <text:p text:style-name="P7"/>
      <text:p text:style-name="P4">DependentMaximumAgRule – <text:span text:style-name="T8">Has 999 value</text:span></text:p>
      <text:p text:style-name="P4">DependentMaximumAgRule<text:span text:style-name="T8">Mean – Replaces 999 w/ mean of column</text:span></text:p>
      <text:p text:style-name="P5">HasMaxAgeRule – hot indicator <text:s/>1 = yes, 0 = no</text:p>
      <text:p text:style-name="P5"/>
      <text:p text:style-name="P4">DentalOnlyPlan – <text:span text:style-name="T8">Has missing values – Dict says replace with no</text:span></text:p>
      <text:p text:style-name="P4"><text:soft-page-break/></text:p>
      <text:p text:style-name="P4"/>
      <text:p text:style-name="P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6:40:20.337642300</meta:creation-date>
    <dc:date>2019-09-11T17:36:02.524752417</dc:date>
    <meta:editing-duration>PT8H42M2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8" meta:word-count="168" meta:character-count="1374" meta:non-whitespace-character-count="1228"/>
  </office:meta>
</office:document-meta>
</file>